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Courier New" style:font-name-complex="Courier New"/>
    </style:style>
    <style:style style:name="T29" style:parent-style-name="DefaultParagraphFont" style:family="text">
      <style:text-properties style:font-name="Courier New" style:font-name-complex="Courier New" fo:font-weight="bold" style:font-weight-asian="bold"/>
    </style:style>
    <style:style style:name="T30" style:parent-style-name="DefaultParagraphFont" style:family="text">
      <style:text-properties style:font-name="Courier New" style:font-name-complex="Courier New" fo:font-weight="bold" style:font-weight-asian="bold"/>
    </style:style>
    <style:style style:name="P3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7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/>
    </style:style>
    <style:style style:name="P38" style:parent-style-name="Normal" style:family="paragraph">
      <style:paragraph-properties fo:margin-bottom="0in" fo:line-height="100%"/>
      <style:text-properties style:font-name="Courier New" style:font-name-complex="Courier New" fo:font-weight="bold" style:font-weight-asian="bold"/>
    </style:style>
    <style:style style:name="P3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Finding Nimo (NIM)<text:s/>– Drew Murphy</text:p>
      <text:p text:style-name="P2"/>
      <text:p text:style-name="P3">Changes:</text:p>
      <text:p text:style-name="P4"/>
      <text:p text:style-name="P5">General:</text:p>
      <text:p text:style-name="P6">-Name changed from<text:s/>GuiNim to Finding Nimo</text:p>
      <text:p text:style-name="P7">-Icon changed to fish</text:p>
      <text:p text:style-name="P8">-Added images background, fish, glowfish</text:p>
      <text:p text:style-name="P9">-Added TrueType font “Niagara Solid”</text:p>
      <text:p text:style-name="P10">-Changed .wav sound to “water drop”</text:p>
      <text:p text:style-name="P11"/>
      <text:p text:style-name="P12">GUI:</text:p>
      <text:p text:style-name="P13">-Logo changed to Finding Nimo</text:p>
      <text:p text:style-name="P14">-Pile images changed to fish<text:s/>tanks</text:p>
      <text:p text:style-name="P15">-Background changed from white to ocean image</text:p>
      <text:p text:style-name="P16">-JButton “Ready” added</text:p>
      <text:p text:style-name="P17">-Preferred size changed to 800 x 600</text:p>
      <text:p text:style-name="P18">-“Match” changed to “fish”</text:p>
      <text:p text:style-name="P19">-Fish glows green when selected</text:p>
      <text:p text:style-name="P20">-Drag functions removed</text:p>
      <text:p text:style-name="P21">-Selecting a fish is toggled by left click</text:p>
      <text:p text:style-name="P22">-Clicking “Ready” removes selected number of fish, up to 3</text:p>
      <text:p text:style-name="P23">-Added<text:s/>String to monitor remaining fish</text:p>
      <text:p text:style-name="P24">-Starting number of fish is now random, between 10 and 20</text:p>
      <text:p text:style-name="P25">-Text font changed to “Niagara Solid”</text:p>
      <text:p text:style-name="P26">-Counters added on pile to show how many fish each player has removed during the current game.</text:p>
      <text:p text:style-name="P27"><text:span text:style-name="T28">-</text:span><text:span text:style-name="T29">New methods:<text:s/></text:span><text:span text:style-name="T30">ready(), spawnFish(), roll(), createNegative(), gameOver()</text:span></text:p>
      <text:p text:style-name="P31"/>
      <text:p text:style-name="P32">Model:</text:p>
      <text:p text:style-name="P33">-Variables added to monitor number of fish remaining, number of fish computer has removed, and number of fish human has removed</text:p>
      <text:p text:style-name="P34">-Accessor methods added for each added variable</text:p>
      <text:p text:style-name="P35">-Methods appropriately monitor added variables</text:p>
      <text:p text:style-name="P36">-rebuild() – remakes the tree after each game to allow the randomization of the starting number of fish after each game.</text:p>
      <text:p text:style-name="P37">-New methods: getNumCom(), getNumHuman(), rebuild()</text:p>
      <text:p text:style-name="P38"/>
      <text:p text:style-name="P39">Refactoring:</text:p>
      <text:p text:style-name="P40">-Cleaned up game over conditions by combining into one method, gameOver()</text:p>
      <text:p text:style-name="P41">-Renamed variables from match to reflect change in object</text:p>
      <text:p text:style-name="P42">-Extracted method to create negative image of fish tank</text:p>
      <text:p text:style-name="P43">-Extracted method to draw fish on the panel</text:p>
      <text:p text:style-name="P44"><text:span text:style-name="T45">-ready() now contain most of the old mouseReleased() logi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w Murphy</meta:initial-creator>
    <dc:creator>Andrew Murphy</dc:creator>
    <meta:creation-date>2012-09-14T09:24:00Z</meta:creation-date>
    <dc:date>2012-09-14T15:29:00Z</dc:date>
    <meta:template xlink:href="Normal" xlink:type="simple"/>
    <meta:editing-cycles>2</meta:editing-cycles>
    <meta:editing-duration>PT21900S</meta:editing-duration>
    <meta:document-statistic meta:page-count="1" meta:paragraph-count="3" meta:word-count="239" meta:character-count="1603" meta:row-count="11" meta:non-whitespace-character-count="1367"/>
  </office:meta>
</office:document-meta>
</file>